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 de la case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esence de bot ou n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e du b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pro m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sence d’arbre ou n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b fruits de l’arb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8:00:54.179166358</meta:creation-date>
    <dc:date>2019-05-04T18:04:09.826913346</dc:date>
    <meta:editing-duration>PT3M16S</meta:editing-duration>
    <meta:editing-cycles>2</meta:editing-cycles>
    <meta:generator>LibreOffice/6.0.7.3$Linux_X86_64 LibreOffice_project/00m0$Build-3</meta:generator>
    <meta:document-statistic meta:table-count="1" meta:cell-count="19" meta:object-count="0"/>
  </office:meta>
</office:document-meta>
</file>